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P3"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razki dotrą wkrótce</text:p>
      <text:p text:style-name="P1"/>
      <text:p text:style-name="P1">Jedne z najpiękniejszych rzeczy w tym fandomie to muzyka i piosenki stworzone przez naszą społeczność. Ta dziedzina rozrosła się do tego stopnia, że każdy broniacz potrafi znaleźć coś dla siebie – swojego ulubionego kompozytora oraz swój ulubiony typ muzyki w społeczności. Jak wygląda to na dzisiejszy dzień?</text:p>
      <text:p text:style-name="P1"/>
      <text:p text:style-name="P1">Zanim rozpoczniemy rozważania, warto postawić hipotezę, którą spróbujemy dogłębnie przeanalizować. Czy obecni muzycy i ich piosenki są dzisiaj niedoceniani? Ktoś powie z marszu, że nie, ale spróbujmy przyjrzeć się pewnym elementom, które wezmę pod pióro podczas analizy. Tych przedstawiłem w sumie 5, ale wytrawny poszukiwacz muzyki z całą pewnością znajdzie o wiele więcej powodów, dla których moja hipoteza może zostać obalona lub też udowodniona. Bez większych ceregieli przejdźmy do analizy: <text:s/></text:p>
      <text:p text:style-name="P1"/>
      <text:list xml:id="list4745462886705129755" text:style-name="WWNum1">
        <text:list-item>
          <text:p text:style-name="P3">Zasięg</text:p>
        </text:list-item>
      </text:list>
      <text:p text:style-name="P1"/>
      <text:p text:style-name="P1">I nie jest to bynajmniej żart. Osoby śledzące obecnych muzyków w fandomie (m.in. 4everfreeebrony, JycRow, UndreamPanic, Aurelleah) widzą, że co poniektóre kawałki wymienionych twórców mają jakoś małe wzięcie. Warto nadmienić, że obecna sytuacja fandomu to nie bum, a raczej stabilna i aktywna forma treści publikowana przez Bronies. Nie oszukujmy się, często także i nasze rozproszenie po wielu różnych forach społecznościowych czy stronach artystycznych nie pozwala wystarczająco dotrzeć do każdego. Dobre parę lat temu każdy siedział na jednym forum, kiedy to Facebook nie był jeszcze aż tak popularny, a Discord nie istniał. Zasięg odbiorczy ma tutaj spore znaczenie, zwłaszcza, że nadal do fandomu dołączają nowe osoby, które nie wiedzą, czego szukać w gąszczu wielu informacji oraz twórczości, a są również starsi stażem fani, którzy mogą w ogóle nie kojarzyć wcześniej przeze mnie wymienionej garstki muzyków, gdyż większość woli pozostać mentalnie w 2012 roku. <text:s text:c="3"/></text:p>
      <text:p text:style-name="P1"><text:s/></text:p>
      <text:list xml:id="list71541187687949" text:continue-numbering="true" text:style-name="WWNum1">
        <text:list-item>
          <text:p text:style-name="P3">Czas</text:p>
        </text:list-item>
      </text:list>
      <text:p text:style-name="P1"/>
      <text:p text:style-name="P1">Kto zgłasza się, aby TheLivingTombstone wypuścił nowy kawałek o kucach? Chyba wielu by tego chciało, bo blisko 6 lat temu wypuścił jeden z najbardziej znanych zremiksowanych kawałków pt. “Discord”. Spójrzmy na czas, jaki upłynął od piosenek, które zostały stworzone w 2012-2013. 5-6 lat – to dni sporo. Wiele przelanych kubków kawy czy przedyskutowanych dram. Tutaj nie jest wielką tajemnicą, że osoby zaczynające w okresie 2011-2014 miały największe wzięcie na scenie muzycznej w fandomie, w rezultacie mając teraz wyświetlenia liczone w milionach. Nie było w sumie nikogo, kto mógłby konkurować muzycznie, a co za tym idzie, twórcy w tym czasie zostali pionierami, można by rzec: wyznacznikiem dla pozostałych, nowych muzyków, którzy także chcieli zaprezentować swój talent. Wtedy to TheLivingTombstone, Aviators czy WoodenToaster byli na topie muzyki fandomowej, a ich utwory są jednymi z najbardziej znanych obecnie.</text:p>
      <text:p text:style-name="P1"/>
      <text:list xml:id="list71542472435461" text:continue-numbering="true" text:style-name="WWNum1">
        <text:list-item>
          <text:p text:style-name="P3">Gatunek</text:p>
        </text:list-item>
      </text:list>
      <text:p text:style-name="P1"/>
      <text:p text:style-name="P1">Warto spojrzeć na to, czego ludzie lubią słuchać. Czas i zasięg to jedno, ale także i gatunek muzyczny może wiele znaczyć, jeśli mówimy o popularności nowo wydanego kawałka. Rap, pop, rock, orchestral, metal, electro, eurobeat, dubstep… jak wspomniałem, każdy znajdzie coś pod swój gust, a powyższe gatunki można ze sobą łączyć, dając jeszcze więcej wariacji (niekoniecznie zawsze udanych). Obecnie najbardziej znanym gatunkiem muzycznym jest pop z większą lub mniejszą dozą elektroniki. Bronies mają upodobania mniej więcej podobne, choć można spotkać wielu, którzy wybierają epickie kawałki JycRowa, hardrockowe piosenki autorstwa Prince Whateverera, popową twórczość BlackGryph0na, a także elektroniczne, autorskie lub nie, przeróbki starych i nowych już muzyków (np. WoodenToaster).</text:p>
      <text:p text:style-name="P1"/>
      <text:list xml:id="list71542024454336" text:continue-numbering="true" text:style-name="WWNum1">
        <text:list-item>
          <text:p text:style-name="P3"><text:s/>Tematyka</text:p>
        </text:list-item>
      </text:list>
      <text:p text:style-name="P1"/>
      <text:p text:style-name="P1">Prawdziwa wisienka na torcie. Jak już patrzymy na cyferki, które wskazują ile to ludzi obejrzało dany utwór, to zwykle byśmy spojrzeli na czas, bo im większy odstęp, to teoretycznie filmik w trakcie zdobywał kolejne wyświetlenia. A co, jeśli powiem, że to tematyka oraz pomysł górują nad czasem? Wystarczy spojrzeć na popularny ostatnio utwór od Tridashiego, “Pony Girl”, czyli przeróbkę znanego w latach 90. przeboju “Barbie Girl” stworzonego przez zespół Aqua. Wspomniany filmik przekroczył 7 milionów, a liczba wyświetleń nadal rośnie. Dobrym przykładem do zobrazowania tego zjawiska są także przeróbki tych dobrych piosenek z MLP:FiM, a takim jest np. piosenka śpiewana przez Main6 “Flawless”. UndreamPanic zebrał już 200k wyświetleń, zaś Aurelleah zbliża się do pół miliona. Tylko to nie są utwory autorskie, a właśnie przerobione, ktoś by powiedział. W latach 2012-2014 podobne zabiegi już były stosowane? W 2011 wypuszczono skucykowaną wersję “You're Gonna Go Far Kid” z wyciętymi scenami Rainbow Dash, a tych jest o wiele więcej (tzw. PMV). Przeróbki nadal cieszą się niemałą popularnością. Warto też nadmienić formę prezentowanego filmu, a tym najbardziej dostojnym jest oryginalna animacja. W tym gronie można wyróżnić “Lullaby for a Princess”, “The Moon Rises” czy “Spare”, które w bardzo szybkim tempie dogoniły wyświetleniami (poza utworem “Spare”) znane kawałki fandomowe.</text:p>
      <text:p text:style-name="P1"/>
      <text:list xml:id="list71541547027603" text:continue-numbering="true" text:style-name="WWNum1">
        <text:list-item>
          <text:p text:style-name="P3">Różnorodność</text:p>
        </text:list-item>
      </text:list>
      <text:p text:style-name="P1"/>
      <text:p text:style-name="P1">Dziedzina muzyki w naszej społeczności jest tak duża, że nawet ja nie znam tych bardziej znanych twórców, a tym bardziej takich, którzy dopiero zaczynają swoją przygodę z kucykami lub już ją zakończyli. Gatunków, a co za tym idzie utworów, jest wiele, dając nam niezmierzone morze, którego nie przepłyniemy i ogarniemy w jeden dzień. Możliwe by to było, ale wysiłek obecnie jest bardzo spory. I to kolejna rzecz, która może dawać nam poczucie, że muzycy mimo swojego talentu uzyskują małe wyniki zasięgowe swojej działalności. W skrócie: konkurencja, choć wątpię, aby ktokolwiek chciał się bić o bycie lepszym i bardziej znanym muzykiem. Znów tutaj należałoby o gustach wspomnieć, bo nie każdy polubi muzyczne ballady 4everfreebrony’ego czy oniryczne covery FritzyBeata. Każdy z nas jest inny i lubi inną muzykę (osobiście nie lubię twórczości Wooden Toastera). Z jednej strony to błogosławieństwo, że jest tyle dobrych kawałków, ale z drugiej może to ograniczać, bo ktoś nie doszukał się jeszcze perełek w muzyce od Bronies lub nie odkrył, że są muzycy mający maksymalnie 10 tys. wyświetleń, którzy mimo to posiadają ogromny talent. </text:p>
      <text:p text:style-name="P1"><text:soft-page-break/></text:p>
      <text:p text:style-name="P1">Przechodząc do podsumowania, jak i zebrania wszystkich moich przemyśleń – nie ukrywam, że wiele osób może moje zdanie kwestionować, bo aż tak długo w fandomie, niestety, nie siedzę (tego maja będzie już 3 lata) i nie każdy muzyk fandomowy przyciągnął moją uwagę. Jednakowoż na podstawie tego, co widzę, i tego, czego zwykle fani oczekują, można wysnuć jeden, ważny wniosek. Muzyka od Bronies nadal żyje, ale wiele zależy od tematyki oraz popularności/zasięgu kanału oraz jego prezentowanej tematyki. Nie bez przyczyny najbardziej rozpoznawalne są utwory o Main6 czy księżniczce Lunie lub przeróbki znanych utworów z serialu. Większość z nich jest bardzo miła w słuchaniu, unikatowa i w sumie dla każdego. Wielu fanów zżyło się z nimi, ma do nich sporo sentymentu, a wyszukiwarka Youtube prędzej znajdzie nam takie kawałki muzyczne niż autorskie przeboje co poniektórych fandomowych artystów. Może teraz zabrzmi to nieprawdziwie, ale jest spory przesyt, i jak już wyżej napisałem: różnorodność, w tym, co możemy znaleźć na scenie muzycznej. Z tego względu nie martwiłbym się o jakiekolwiek bagatelizowanie, że muzyka od Bronies zaczyna być coraz to mniej popularna. Bardziej prawdopodobne, że nadal nie odkryliśmy jakiegoś arcydzieła wśród tysięcy filmików i piosenek na Youtu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5" meta:word-count="1084" meta:character-count="7353" meta:non-whitespace-character-count="6276"/>
    <meta:generator>LibreOfficeDev/5.1.0.3$Linux_X86_64 LibreOffice_project/</meta:generator>
  </office:meta>
</office:document-meta>
</file>